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EventHttpMessageReaderTests.createRequest( Resource resource , String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safa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tEventHttpMessageReaderTests.headersFormField( String expect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EventHttpMessageReaderTests.garb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bodyText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EventHttpMessageReaderTests.no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data( Consumer &lt; HttpHeaders &gt; headersConsumer , Consumer &lt; DataBuffer &gt; bufferConsumer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EventHttpMessageReaderTests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EventHttpMessageReaderTests.utf8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EventHttpMessageReaderTests.noEn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noEn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firef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tEventHttpMessageReaderTests.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EventHttpMessageReaderTests.noEnd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headersFile( String expectedName , String expected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EventHttpMessageReaderTests.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EventHttpMessageReaderTests.chr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tEventHttpMessageReaderTests.exceedHead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tEventHttpMessageRead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EventHttpMessageReaderTests.form( Consumer &lt; HttpHeaders &gt; headersConsumer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